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/>
  <office:body>
    <office:text>
      <text:p text:style-name="Normal">Caffeine</text:p>
      <text:p text:style-name="Normal">Cortisol</text:p>
      <text:p text:style-name="Normal">Paranoia</text:p>
      <text:p text:style-name="Normal">Anhedonic terror</text:p>
      <text:p text:style-name="Normal">The shame of original sin</text:p>
      <text:p text:style-name="Normal">Chaos crashes against my tiny lighthouse</text:p>
      <text:p text:style-name="Normal">The things I try to solve for are too broad</text:p>
      <text:p text:style-name="Normal">And I can barely face the things right before me to do to maintain life as a normal American</text:p>
      <text:p text:style-name="Normal">Americans have everything</text:p>
      <text:p text:style-name="Normal">And I am still perplexed and shaken by this place and the lies we tell around here</text:p>
      <text:p text:style-name="Normal">The disassociated state has become preferable</text:p>
      <text:p text:style-name="Normal">And, strangely, a more solid anchor</text:p>
      <text:p text:style-name="Normal">Than anything found in life</text:p>
      <text:p text:style-name="Normal">Nature invokes a terror all her own with her wanton, indifferent destruction</text:p>
      <text:p text:style-name="Normal">She must be subsumed, for there to be any peace of mind</text:p>
      <text:p text:style-name="Normal"/>
      <text:p text:style-name="Normal">Suddenly, a phone call</text:p>
      <text:p text:style-name="Normal">A reassurance from a friend</text:p>
      <text:p text:style-name="Normal">Sometimes that makes all the difference</text:p>
      <text:p text:style-name="Normal"/>
      <text:p text:style-name="Normal">Lord, may I do what is in front of me to do</text:p>
      <text:p text:style-name="Normal"/>
      <text:p text:style-name="Normal"/>
      <text:p text:style-name="Normal"/>
      <text:p text:style-name="Normal"/>
      <text:p text:style-name="Normal">Angels are the best expressions of our soul</text:p>
      <text:p text:style-name="Normal">Agnes, the unrequited Saint</text:p>
      <text:p text:style-name="Normal">The magic marriage of Sincerity &amp; Trust, which equals Love</text:p>
      <text:p text:style-name="Normal">A place above all merchant republics</text:p>
      <text:p text:style-name="Normal">An infusion of the Cosmic River below</text:p>
      <text:p text:style-name="Normal">A ferryman as companion</text:p>
      <text:p text:style-name="Normal">The sun shimmering across the water</text:p>
      <text:p text:style-name="Normal">Divine Reality, known in its effects</text:p>
      <text:p text:style-name="Normal">Humility before Awe</text:p>
      <text:p text:style-name="Normal">שְׁכִינָה descends</text:p>
      <text:p text:style-name="Normal">Fear the beginning of Wisdom</text:p>
      <text:p text:style-name="Normal">Immersion in the sparks of Her Voice</text:p>
      <text:p text:style-name="Normal">Reaching through the lightning of Thunder Clouds</text:p>
      <text:p text:style-name="Normal">Mount Carmel is emblazoned</text:p>
      <text:p text:style-name="Normal">Stands One through the Violet Flames</text:p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2">
  <office:styles>
    <style:style style:name="Normal" style:display-name="Normal" style:family="paragraph">
      <style:text-properties fo:font-size="12pt" fo:font-weight="normal"/>
    </style:style>
    <style:style style:name="Heading-1" style:display-name="Heading 1" style:family="paragraph" style:parent-style-name="Normal" style:next-style-name="Normal" style:default-outline-level="1">
      <style:text-properties fo:font-size="18pt" fo:font-weight="bold"/>
    </style:style>
    <style:style style:name="Heading-2" style:display-name="Heading 2" style:family="paragraph" style:parent-style-name="Normal" style:next-style-name="Normal" style:default-outline-level="2">
      <style:text-properties fo:font-size="16pt" fo:font-weight="bold"/>
    </style:style>
    <style:style style:name="Heading-3" style:display-name="Heading 3" style:family="paragraph" style:parent-style-name="Normal" style:next-style-name="Normal" style:default-outline-level="3">
      <style:text-properties fo:font-size="14pt" fo:font-weight="bold"/>
    </style:style>
    <style:style style:name="Heading-4" style:display-name="Heading 4" style:family="paragraph" style:parent-style-name="Normal" style:next-style-name="Normal" style:default-outline-level="4">
      <style:text-properties fo:font-size="12pt" fo:font-weight="bold"/>
    </style:style>
    <style:style style:name="Heading-5" style:display-name="Heading 5" style:family="paragraph" style:parent-style-name="Normal" style:next-style-name="Normal" style:default-outline-level="5">
      <style:text-properties fo:font-size="10pt" fo:font-weight="bold"/>
    </style:style>
    <style:style style:name="Heading-6" style:display-name="Heading 6" style:family="paragraph" style:parent-style-name="Normal" style:next-style-name="Normal" style:default-outline-level="6">
      <style:text-properties fo:font-size="8pt" fo:font-weight="bold"/>
    </style:style>
  </office:styles>
</office:document-styles>
</file>